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r Webcam (Firefly MV)</text:p>
      <text:p text:style-name="P1"/>
      <text:p text:style-name="P1"/>
      <text:p text:style-name="P2">Wichtig:<text:span text:style-name="T5"> Kamera erst anschließen, sobald die Anleitung ausdrücklich dazu auffordert.</text:span></text:p>
      <text:p text:style-name="P1"/>
      <text:list xml:id="list33355209" text:style-name="L1">
        <text:list-item>
          <text:p text:style-name="P5"><text:span text:style-name="T1">Falls das Gerät bereits installiert wurde (und nicht richtig funktioniert)</text:span></text:p>
        </text:list-item>
      </text:list>
      <text:list xml:id="list33355450" text:style-name="L2">
        <text:list-item>
          <text:p text:style-name="P6"><text:span text:style-name="T1">Im Gerätemanager die Kamera deinstallieren</text:span></text:p>
        </text:list-item>
        <text:list-item>
          <text:p text:style-name="P6"><text:span text:style-name="T1">FlyCapture Installer starten, Software vollständig entfernen</text:span></text:p>
        </text:list-item>
        <text:list-item>
          <text:p text:style-name="P6"><text:span text:style-name="T1">Neustart</text:span></text:p>
        </text:list-item>
      </text:list>
      <text:p text:style-name="P4"><text:span text:style-name="T1"/></text:p>
      <text:list xml:id="list33388325" text:style-name="L3">
        <text:list-item>
          <text:p text:style-name="P7"><text:span text:style-name="T1">Neueste</text:span><text:span text:style-name="T2"> FlyCapture SDK von der Website laden, installieren. Nicht die Software von CD verwenden.</text:span></text:p>
        </text:list-item>
        <text:list-item>
          <text:p text:style-name="P7"><text:span text:style-name="T2">Neustart</text:span></text:p>
        </text:list-item>
        <text:list-item>
          <text:p text:style-name="P7"><text:span text:style-name="T2">Dieser Anleitung beiliegendes Treiberpaket („pgrcam.zip“, auch </text:span><text:a xlink:type="simple" xlink:href="http://nuigroup.com/?ACT=28&amp;fid=34&amp;aid=5233_b1IqcAPXxyp3kceJqgEi">hier</text:a><text:span text:style-name="T2"> erhältlich) nach „C:\Programme\Point Grey reseach\driver\selfsigned\WindowsXP“ entpacken.</text:span></text:p>
        </text:list-item>
        <text:list-item>
          <text:p text:style-name="P7"><text:span text:style-name="T2">Erst jetzt Kamera anschließen</text:span></text:p>
        </text:list-item>
        <text:list-item>
          <text:p text:style-name="P8"><text:span text:style-name="T2">NICHT </text:span><text:span text:style-name="T3">die Treiber von CD, SDK oder von sonst irgendwo installieren, sondern die aus dem eben entpackten Treiberpaket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9T13:08:16.98</meta:creation-date>
    <dc:date>2010-06-29T13:36:21.95</dc:date>
    <meta:editing-duration>PT00H13M2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97" meta:character-count="726"/>
  </office:meta>
</office:document-meta>
</file>